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2.434cm" style:rel-column-width="8395*"/>
    </style:style>
    <style:style style:name="Table1.B" style:family="table-column">
      <style:table-column-properties style:column-width="16.566cm" style:rel-column-width="57140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fo:color="#0000ff" style:font-name="Times New Roman1" fo:font-size="18pt" fo:language="ru" fo:country="RU" style:font-name-asian="Times New Roman1" style:font-size-asian="12pt" style:font-name-complex="Times New Roman1" style:font-size-complex="12pt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ru" fo:country="RU" fo:font-weight="bold" style:font-weight-asian="bold" style:font-weight-complex="bold"/>
    </style:style>
    <style:style style:name="P6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7" style:family="paragraph" style:parent-style-name="Text_20_body" style:list-style-name="L1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26cm" svg:height="0.82cm" draw:z-index="0"><draw:image xlink:href="../../odt/images/0353.png" xlink:type="simple" xlink:show="embed" xlink:actuate="onLoad"/></draw:frame></text:p>
          </table:table-cell>
          <table:table-cell table:style-name="Table1.B1" office:value-type="string">
            <text:p text:style-name="P3">Свойства воды и пара на линии насыщения</text:p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скалярный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24cm" svg:height="1.429cm" draw:z-index="0"><draw:image xlink:href="../../odt/images/0353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производит вычисление свойств воды или водяного пара по давлению на линии насыщения.</text:p>
            <text:p text:style-name="P5">Свойства:</text:p>
            <text:list xml:id="list2181809508784561977" text:style-name="L1">
              <text:list-item>
                <text:p text:style-name="P7">Фаза – фазовое состояние для которого рассчитываются свойства (вода, пар или смесь).</text:p>
              </text:list-item>
              <text:list-item>
                <text:p text:style-name="P7">Выходные значения – список рассчитываемых блоком параметров на выходе.</text:p>
              </text:list-item>
              <text:list-item>
                <text:p text:style-name="P7">Начальное давление – значение давления, соотвествующее нулю на входе.</text:p>
              </text:list-item>
            </text:list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войства воды и пара на линии насыщения</dc:title>
    <dc:date>2012-03-30T20:32:58.88</dc:date>
    <meta:generator>OpenOffice_Beta/4.1.0$Win32 OpenOffice.org_project/410m14$Build-9760</meta:generator>
    <meta:editing-duration>PT2H45M38S</meta:editing-duration>
    <meta:editing-cycles>62</meta:editing-cycles>
    <meta:document-statistic meta:table-count="1" meta:image-count="2" meta:object-count="0" meta:page-count="1" meta:paragraph-count="11" meta:word-count="61" meta:character-count="395"/>
  </office:meta>
</office:document-meta>
</file>